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नमस्कार पळोवया प्रुडंट खबरो</text:p>
      <text:p>चर्च म्हण्टा तांच्या संस्थांनी केलां तातूंत कांयच चूक ना सत्ताधारी म्हण्टात – चर्चीन केलां तें धर्मसंस्थेच्या तत्वांत बसना प्रुडंटाचे डिबेटींत खडाजंगी.</text:p>
      <text:p>रेरा कायद्यांतल्यो त्रुटी सुदारच्यो बिल्डरांक टायम बावंड सर्व्हिसेची सक्ती सरकारी ऑफिसरांकूय सक्ती कित्याक ना बिल्डरांचो प्रस्न रेरा कागदार बिल्डर अध्यात ना मध्यात.</text:p>
      <text:p>पॅनआधार लिंक करपाची मुजत 31 डिसेंबर मेरेन वाडयली आधार लिंक नासल्यार आयटी रिटर्न रिजॅक्ट 5 हजारांची फायन खासा रिपोर्ट.</text:p>
      <text:p>दक्षिण गोंयच्या जिल्लो मॅजीस्ट्रेटान उसगांवां मीट कॉम्पलेक्साच्या 1 किलोमीटर आवाटांत लायली जमावबंदी फुडले 6 दीस 144 कलम लागू शेनवारा 2 सप्टेंबराक बकरी ईद.</text:p>
      <text:p>केरी सत्तरीच्यो टुरिझम कॉटेजी ड्रग एडीक्ट बेबदे तवनासांचे अड्डे वाडलां बुट्ट ना दमडेची येणावळ सरकार लक्ष घालूंत सोदीना टूरिझमाचे नांवान कोटी उदकांत खासा रिपोर्ट</text:p>
      <text:p>आनी</text:p>
      <text:p>आयएसएलांत अंदू 10 टिमी चडश्या देशी फुटबॉलरांक संद म्हण्टा एफसी गोवाचो कोच डॅरिक पेरेरा रिलायन्स फावंडेशन युथ स्पोर्ट्साची आंबेली नॅशनल फुटबॉल सर्त.</text:p>
      <text:p>चर्च म्हण्टा तांचे संस्थेचे मॅगजिनात लेख छापलो आनी क्रॉस मोडतोड प्रकरणाचेर फॅक्ट फायडिंग कमिटीन शिफारशी दिल्यो जाल्यार चुकलें कितें लेखांतले मुद्दे कम्युनल वा पोलरायजिंग नात. देशभर कितलेशाच जाणांनी व्यक्त केल्ल्यो त्यो भावना. तेचबरोबर फॅक्ट फायडिंग कमिटीन आपले तपासांत दिसलां तें सांगलां. कसलीच बेकायदेशीर गजाल केल्ली ना अशी भुमिका चर्चीन घेतल्या. सत्ताधारी पक्ष म्हण्टात– चर्चीन आपले मॅगजिन एकतर राजकी म्हूण घोशीत करचें वा असलो मजकूर छापप टाळचें.</text:p>
      <text:p>रेरा कायद्यांतल्यो त्रुटी सुदारच्यो म्हूण बिल्डर मागतात. रेरा कायद्या प्रमाण बिल्डरांकटायम बावंड सर्वीसीची सक्ती आसा. सरकारी अधिकाऱ्यांकूय तशीच सक्ती आसची. वेळ काडिनासतना बिल्डरांच्यो फायली क्लियर करच्यो म्हूण बिल्डर मागतात. कितलेशेच राज्यांनी बिल्डरांचे संघटनांनी रॅरा हायकोर्टांत चॅलेंज दिल्या मात गोंयचे बिल्डर म्हण्टा सरकार स्वता गजाली जाग्यार घालता आसत जाल्यार पिटिशनाची गरज ना.</text:p>
      <text:p>पॅन कार्ड आधार कार्डाक लिंक करपाक 31 डिसेंबरमेरेन प्राज वाडोवन दिला. एखाद्यान पॅन कार्ड आधाराक लिंक केल्लें नासत जाल्यार फायल केल्लें इन्कम टॅक्स रिटर्न न फायल केल्ल्यांत जमा. वेल्यान रिटर्न फायल करुंकना म्हूण 5 हजार रुपया फायन आनी इन्कम टॅक्साची नोटीस. तेशिवाय लुकसाणी क्लेम करपाकूय फुडें मार्ग ना पॅनआधार लिंकाचेर खासा रिपोर्ट.</text:p>
      <text:p>घेवया एक ब्रेक</text:p>
      <text:p>केरी सत्तरीच्यो टॉरिझम कॉटेजी सद्या जाल्यात ड्रग एडीक्ट बेबदे आनी तवनासांचे अड्डे. भोंवतणी वाडलां बुट्ट. 2002त तेन्नाचे सरकारान सुमार कोटीभर मोडून कॉटेजी बांदिल्ल्यो. मात तांचो टूरिझमाक कायच उपेग ना. सद्या हे कॉटेजींची दशा जाल्या. सरकाराचें पैशे उदकांत टुरिझमाचें नजरेनूय दमडेचो फायदो ना. फक्त अड्डो महादेव जोशीचो ग्रावंड रिपोर्ट.</text:p>
      <text:p>आमोण्या नावेलेच्या वेदांता मायनिंगाची मशिनरी आनी कर्मचायांक यो वच करुंक आडखळ येवची न्ही म्हूण हायकोर्टान पुलिसांक खबरदारी घेवंक सांगल्या. आदल्या कॉन्ट्रॅक्टराच्या कामगारांच्या आंदोलनाक लागून वेदांता कंपनी हायकोर्टांत गेल्ली. इतले मजगती आंदोलक कामगार वचून सभापती आनी साखळेच्या आमदाराक मेळ्ळे. ते आमदार आनी सीएमाची मध्यस्ती मागतात.</text:p>
      <text:p>बोरये साकवाकडेन सकाळीं एक्सिडॅन्टांत एकलो गेलो. स्कूटर आनी म्हालाचे टॅम्पोचो एक्सिडॅन्ट. मडगवां मुरडी मंडपाचो तुळशीदास नायक फोण्यां सब डिस्ट्रिक्ट हॉस्पिटलांत व्हरता म्हणल्यार गेलो. ताचें वय 75. तो गणपती पळोवंक म्हूण खंय कपलेश्वरी आयिल्लो. एक्सिडॅन्टाचे सुवातीर तो लोकांकडेन उलयतालो. अकस्मात तो क्रिटिकल जालो.</text:p>
      <text:p>घेवया एक ब्रेक</text:p>
      <text:p>कुळ्यां लोकांक बारीक सारीक दुयेंस जायत जाल्यार पसून मॅडिकल फॅसिलीटी मेळप कुस्तार. 80च्या दसकांत बांदिल्ले एक ग्रामीण भलायकी केंद्र आसा खऱें मात ताचीच परिस्थिती आयसीयूची जाल्या. दोतोर सारखो आसना सकाळीं ड्यूटी करून गेले उपरांत मागीर आयिल्ल्यापेशंटांक वाली ना. धड एम्बुलन्सी ना. दोतोरांक बांदिल्ले क्वॉटर्सूय काबार. कुळ्यां दुदसागर येवपी टूरिस्टांक मॅडिकल फॅसिलिट ना ती गजाल वेगळी स्पेशल रिपोर्ट.</text:p>
      <text:p>दक्षिण गोंयच्या जिल्लो मॅजीस्ट्रेटान उसगांवां मीट कॉम्पलेक्साच्या 1 किलोमीटर आवाटांत 144 जमावबंदी कलम लागू केलां. फुडले 6 दीस थंय 144 कलम लागू आसतलें. 2 सप्टेंबराक शेनवारा बकरी ईद. मीट कॉम्स्पॅक्साचे सुवातीर कोणे बोवाळ घालचो न्ही म्हूण जमावबंदी लागू केल्या आसुये म्हूण सूत्रां सांगतात.</text:p>
      <text:p>घेवया एक ब्रेक</text:p>
      <text:p>काणकोणच्या व्हडल्या तळ्याची दशा जाल्या. कांय वर्सांफाटीं हें तळें साळकांनी भरतालें आज नाच्च जालां. काणकोणा हायवे कुशीच्या ह्या व्हडल्या तळ्याची सामकीच दशा जाल्या. सरकारान हे तळें आदीं आशिल्लें तशें करचें तळ्याचें ब्युटिफिकेशन करचें म्हूण काणकोणकार मागतात.</text:p>
      <text:p>प्रादेशीक नावीक अवकाश यंत्रणा आयआर एनएसएस चालीक लावपी सॅटलायट इस्रोन श्रीहरीकोटासावन सांजे लॉंच केलो. अमेरिकेच्या जीपीएसा प्रमाण भारतान प्रादेशीक पांवड्यार तयार केल्ली ही आयआर एनएसएस नॅव्हिगेशनल यंत्रणा. ती जीपीएसाभशेनूच काम करता. हे सॅटलायट यंत्रणेवरवी जमनीर वा दर्यांत गाडयो वा बोटींचे हालचालींचें ट्रॅकिंग करुं येता. पीएसएलव्ही सी थर्टिनायन लॉंच वेहिकलावरवीं आयआर एनएसएसवन यसेस्वी लॉंच जालो.</text:p>
      <text:p>घेवया एक ब्रेक</text:p>
      <text:p>आयएसएलांत अंदू 10 टिमी आशिल्ल्यान भारताच्या चडश्या फुटबॉलरांक संद मेळटली म्हूण एफसी गोवाचो कोच डॅरिक पेरेरा उलयलो. आंबेली ग्रावंडार रिलायन्स फावंडेशन युथ स्पोर्ट्स आयोजीत नॅशनल फुटबॉल सर्त सुरु जाल्या. ह्या सर्तींतल्यान तरणाट्यांक फुडे येवंक संद मेळटली म्हूण फूटबॉलर ब्रॅन्डन फेर्नांडीस म्हण्टा.</text:p>
      <text:p>पांच दिसांचे गणपती विसर्जित जाले. सार्वजनीक गणपती 11 दीस अनंत चर्तुदशीमेरेन उरपाचे. शारांनी अजूनय सार्वजनीक चवथीचो मूड. पळोवया फोणेचो सार्वजनीक गणपती झरेश्वराच्यो आरती.</text:p>
      <text:p>हें बुलॅटिन हांगांच सोंपता ह्यो खबरो तुमकां प्रुडंट वॉट्सॅप ट्विटर फेसबूक आनी प्रुडंट व्हॅबसायटीचेर लायव्ह मेळटात प्रुडंटाक फॉलो करात नमस्कार</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